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style:text-properties style:font-name="Times" style:font-name-complex="Times" fo:color="#4472C4" fo:font-size="14pt" style:font-size-asian="14pt" style:font-size-complex="14pt"/>
    </style:style>
    <style:style style:name="P2" style:parent-style-name="NormalWeb" style:family="paragraph">
      <style:paragraph-properties fo:margin-top="0in"/>
      <style:text-properties style:font-name="Times" style:font-name-complex="Times" fo:color="#000000"/>
    </style:style>
    <style:style style:name="P3" style:parent-style-name="NormalWeb" style:family="paragraph">
      <style:paragraph-properties fo:margin-top="0in"/>
      <style:text-properties style:font-name="Times" style:font-name-complex="Times" fo:color="#000000"/>
    </style:style>
    <style:style style:name="P4" style:parent-style-name="NormalWeb" style:family="paragraph">
      <style:paragraph-properties fo:margin-top="0in"/>
    </style:style>
    <style:style style:name="P5" style:parent-style-name="NormalWeb" style:family="paragraph">
      <style:paragraph-properties fo:margin-top="0in"/>
    </style:style>
    <style:style style:name="T6" style:parent-style-name="Policepardéfaut" style:family="text">
      <style:text-properties style:font-name="Times" style:font-name-complex="Times" fo:font-weight="bold" style:font-weight-asian="bold" style:font-weight-complex="bold" fo:color="#000000"/>
    </style:style>
    <style:style style:name="T7" style:parent-style-name="Policepardéfaut" style:family="text">
      <style:text-properties style:font-name="Times" style:font-name-complex="Times" fo:color="#000000"/>
    </style:style>
    <style:style style:name="P8" style:parent-style-name="NormalWeb" style:family="paragraph">
      <style:paragraph-properties fo:margin-top="0in"/>
    </style:style>
    <style:style style:name="P9" style:parent-style-name="NormalWeb" style:family="paragraph">
      <style:paragraph-properties fo:margin-top="0in"/>
      <style:text-properties style:font-name="Times" style:font-name-complex="Times" fo:font-weight="bold" style:font-weight-asian="bold" style:font-weight-complex="bold" fo:color="#000000"/>
    </style:style>
    <style:style style:name="P10" style:parent-style-name="NormalWeb" style:family="paragraph">
      <style:paragraph-properties fo:margin-top="0in"/>
    </style:style>
    <style:style style:name="T11" style:parent-style-name="Policepardéfaut" style:family="text">
      <style:text-properties style:font-name="Times" style:font-name-complex="Times" fo:color="#000000"/>
    </style:style>
    <style:style style:name="P12" style:parent-style-name="NormalWeb" style:family="paragraph">
      <style:paragraph-properties fo:margin-top="0in"/>
      <style:text-properties style:font-name="Times" style:font-name-complex="Times" fo:font-weight="bold" style:font-weight-asian="bold" style:font-weight-complex="bold" fo:color="#000000"/>
    </style:style>
    <style:style style:name="P13" style:parent-style-name="NormalWeb" style:family="paragraph">
      <style:paragraph-properties fo:margin-top="0in"/>
    </style:style>
    <style:style style:name="T14" style:parent-style-name="Policepardéfaut" style:family="text">
      <style:text-properties style:font-name="Times" style:font-name-complex="Times" fo:color="#000000"/>
    </style:style>
    <style:style style:name="P15" style:parent-style-name="NormalWeb" style:family="paragraph">
      <style:paragraph-properties fo:margin-top="0in"/>
    </style:style>
    <style:style style:name="T16" style:parent-style-name="Policepardéfaut" style:family="text">
      <style:text-properties style:font-name="Times" style:font-name-complex="Times" fo:color="#000000"/>
    </style:style>
    <style:style style:name="P17" style:parent-style-name="NormalWeb" style:family="paragraph">
      <style:paragraph-properties fo:margin-top="0in" fo:text-indent="0.25in"/>
      <style:text-properties style:font-name="Times" style:font-name-complex="Times" fo:color="#000000"/>
    </style:style>
    <style:style style:name="P18" style:parent-style-name="NormalWeb" style:family="paragraph">
      <style:paragraph-properties fo:margin-top="0in" fo:text-indent="0.25in"/>
    </style:style>
    <style:style style:name="T19" style:parent-style-name="Policepardéfaut" style:family="text">
      <style:text-properties style:font-name="Times" style:font-name-complex="Times" fo:color="#000000"/>
    </style:style>
    <style:style style:name="P20" style:parent-style-name="NormalWeb" style:family="paragraph">
      <style:paragraph-properties fo:margin-top="0in"/>
      <style:text-properties style:font-name="Times" style:font-name-complex="Times" fo:font-weight="bold" style:font-weight-asian="bold" style:font-weight-complex="bold" fo:color="#000000"/>
    </style:style>
    <style:style style:name="P21" style:parent-style-name="NormalWeb" style:family="paragraph">
      <style:paragraph-properties fo:margin-top="0in"/>
    </style:style>
    <style:style style:name="T22" style:parent-style-name="Policepardéfaut" style:family="text">
      <style:text-properties style:font-name="Times" style:font-name-complex="Times" fo:color="#000000"/>
    </style:style>
    <style:style style:name="P23" style:parent-style-name="NormalWeb" style:family="paragraph">
      <style:paragraph-properties fo:margin-top="0in"/>
    </style:style>
    <style:style style:name="T24" style:parent-style-name="Policepardéfaut" style:family="text">
      <style:text-properties style:font-name="Times" style:font-name-complex="Times" fo:color="#000000"/>
    </style:style>
    <style:style style:name="P25" style:parent-style-name="NormalWeb" style:family="paragraph">
      <style:paragraph-properties fo:margin-top="0in"/>
      <style:text-properties style:font-name="Times" style:font-name-complex="Times" fo:color="#000000"/>
    </style:style>
    <style:style style:name="P26" style:parent-style-name="NormalWeb" style:family="paragraph">
      <style:paragraph-properties fo:margin-top="0in"/>
    </style:style>
    <style:style style:name="T27" style:parent-style-name="Policepardéfaut" style:family="text">
      <style:text-properties style:font-name="Times" style:font-name-complex="Times" fo:color="#000000"/>
    </style:style>
    <style:style style:name="P28" style:parent-style-name="NormalWeb" style:family="paragraph">
      <style:paragraph-properties fo:margin-top="0in"/>
    </style:style>
    <style:style style:name="T29" style:parent-style-name="Policepardéfaut" style:family="text">
      <style:text-properties style:font-name="Times" style:font-name-complex="Times" fo:color="#000000"/>
    </style:style>
    <style:style style:name="P30" style:parent-style-name="NormalWeb" style:family="paragraph">
      <style:paragraph-properties fo:margin-top="0in"/>
    </style:style>
    <style:style style:name="T31" style:parent-style-name="Policepardéfaut" style:family="text">
      <style:text-properties style:font-name="Times" style:font-name-complex="Times" fo:font-weight="bold" style:font-weight-asian="bold" style:font-weight-complex="bold" fo:color="#000000"/>
    </style:style>
    <style:style style:name="P32" style:parent-style-name="NormalWeb" style:family="paragraph">
      <style:paragraph-properties fo:margin-top="0in"/>
    </style:style>
    <style:style style:name="T33" style:parent-style-name="Policepardéfaut" style:family="text">
      <style:text-properties style:font-name="Times" style:font-name-complex="Times" fo:color="#000000"/>
    </style:style>
    <style:style style:name="P34" style:parent-style-name="NormalWeb" style:family="paragraph">
      <style:paragraph-properties fo:margin-top="0in"/>
    </style:style>
    <style:style style:name="T35" style:parent-style-name="Policepardéfaut" style:family="text">
      <style:text-properties style:font-name="Times" style:font-name-complex="Times" fo:font-weight="bold" style:font-weight-asian="bold" style:font-weight-complex="bold" fo:color="#000000"/>
    </style:style>
    <style:style style:name="P36" style:parent-style-name="NormalWeb" style:family="paragraph">
      <style:paragraph-properties fo:margin-top="0in"/>
      <style:text-properties style:font-name="Times" style:font-name-complex="Times" fo:color="#000000"/>
    </style:style>
    <style:style style:name="P37" style:parent-style-name="NormalWeb" style:family="paragraph">
      <style:paragraph-properties fo:margin-top="0in"/>
    </style:style>
    <style:style style:name="T38" style:parent-style-name="Policepardéfaut" style:family="text">
      <style:text-properties style:font-name="Times" style:font-name-complex="Times" fo:color="#000000"/>
    </style:style>
    <style:style style:name="P39" style:parent-style-name="NormalWeb" style:family="paragraph">
      <style:paragraph-properties fo:margin-top="0in"/>
    </style:style>
    <style:style style:name="T40" style:parent-style-name="Policepardéfaut" style:family="text">
      <style:text-properties style:font-name="Times" style:font-name-complex="Times" fo:font-weight="bold" style:font-weight-asian="bold" style:font-weight-complex="bold" fo:color="#000000"/>
    </style:style>
    <style:style style:name="P41" style:parent-style-name="NormalWeb" style:family="paragraph">
      <style:paragraph-properties fo:margin-top="0in"/>
    </style:style>
    <style:style style:name="T42" style:parent-style-name="Policepardéfaut" style:family="text">
      <style:text-properties style:font-name="Times" style:font-name-complex="Times" fo:color="#000000"/>
    </style:style>
    <style:style style:name="P43" style:parent-style-name="NormalWeb" style:family="paragraph">
      <style:paragraph-properties fo:margin-top="0in"/>
      <style:text-properties style:font-name="Times" style:font-name-complex="Times" fo:font-weight="bold" style:font-weight-asian="bold" style:font-weight-complex="bold" fo:color="#000000"/>
    </style:style>
    <style:style style:name="P44" style:parent-style-name="NormalWeb" style:family="paragraph">
      <style:paragraph-properties fo:margin-top="0in"/>
      <style:text-properties style:font-name="Times" style:font-name-complex="Times" fo:font-weight="bold" style:font-weight-asian="bold" style:font-weight-complex="bold" fo:color="#000000"/>
    </style:style>
    <style:style style:name="P45" style:parent-style-name="NormalWeb" style:family="paragraph">
      <style:paragraph-properties fo:margin-top="0in"/>
    </style:style>
    <style:style style:name="T46" style:parent-style-name="Policepardéfaut" style:family="text">
      <style:text-properties style:font-name="Times" style:font-name-complex="Times" fo:font-weight="bold" style:font-weight-asian="bold" style:font-weight-complex="bold" fo:color="#000000"/>
    </style:style>
    <style:style style:name="T47" style:parent-style-name="Policepardéfaut" style:family="text">
      <style:text-properties style:font-name="Times" style:font-name-complex="Times" fo:color="#000000"/>
    </style:style>
    <style:style style:name="P48" style:parent-style-name="NormalWeb" style:family="paragraph">
      <style:paragraph-properties fo:margin-top="0in"/>
    </style:style>
    <style:style style:name="T49" style:parent-style-name="Policepardéfaut" style:family="text">
      <style:text-properties style:font-name="Times" style:font-name-complex="Times" fo:color="#000000"/>
    </style:style>
    <style:style style:name="P50" style:parent-style-name="NormalWeb" style:family="paragraph">
      <style:paragraph-properties fo:margin-top="0in"/>
      <style:text-properties style:font-name="Times" style:font-name-complex="Times" fo:font-weight="bold" style:font-weight-asian="bold" style:font-weight-complex="bold" fo:color="#000000"/>
    </style:style>
    <style:style style:name="P51" style:parent-style-name="NormalWeb" style:family="paragraph">
      <style:paragraph-properties fo:margin-top="0in"/>
    </style:style>
    <style:style style:name="T52" style:parent-style-name="Policepardéfaut" style:family="text">
      <style:text-properties style:font-name="Times" style:font-name-complex="Times" fo:font-weight="bold" style:font-weight-asian="bold" style:font-weight-complex="bold" fo:color="#000000"/>
    </style:style>
    <style:style style:name="P53" style:parent-style-name="NormalWeb" style:family="paragraph">
      <style:paragraph-properties fo:margin-top="0in"/>
    </style:style>
    <style:style style:name="T54" style:parent-style-name="Policepardéfaut" style:family="text">
      <style:text-properties style:font-name="Times" style:font-name-complex="Times" fo:font-weight="bold" style:font-weight-asian="bold" style:font-weight-complex="bold" fo:color="#000000"/>
    </style:style>
    <style:style style:name="T55" style:parent-style-name="Policepardéfaut" style:family="text">
      <style:text-properties style:font-name="Times" style:font-name-complex="Times" fo:color="#000000"/>
    </style:style>
    <style:style style:name="P56" style:parent-style-name="NormalWeb" style:family="paragraph">
      <style:paragraph-properties fo:margin-top="0in"/>
    </style:style>
    <style:style style:name="T57" style:parent-style-name="Policepardéfaut" style:family="text">
      <style:text-properties style:font-name="Times" style:font-name-complex="Times" fo:color="#000000"/>
    </style:style>
    <style:style style:name="P58" style:parent-style-name="NormalWeb" style:family="paragraph">
      <style:paragraph-properties fo:margin-top="0in"/>
    </style:style>
    <style:style style:name="T59" style:parent-style-name="Policepardéfaut" style:family="text">
      <style:text-properties style:font-name="Times" style:font-name-complex="Times" fo:font-weight="bold" style:font-weight-asian="bold" style:font-weight-complex="bold" fo:color="#000000"/>
    </style:style>
    <style:style style:name="T60" style:parent-style-name="Policepardéfaut" style:family="text">
      <style:text-properties style:font-name="Times" style:font-name-complex="Times" fo:color="#000000"/>
    </style:style>
    <style:style style:name="P61" style:parent-style-name="NormalWeb" style:family="paragraph">
      <style:paragraph-properties fo:margin-top="0in"/>
    </style:style>
    <style:style style:name="T62" style:parent-style-name="Policepardéfaut" style:family="text">
      <style:text-properties style:font-name="Times" style:font-name-complex="Times" fo:color="#000000"/>
    </style:style>
    <style:style style:name="P63" style:parent-style-name="NormalWeb" style:family="paragraph">
      <style:paragraph-properties fo:margin-top="0in"/>
    </style:style>
    <style:style style:name="T64" style:parent-style-name="Policepardéfaut" style:family="text">
      <style:text-properties style:font-name="Times" style:font-name-complex="Times" fo:font-weight="bold" style:font-weight-asian="bold" style:font-weight-complex="bold" fo:color="#000000"/>
    </style:style>
    <style:style style:name="T65" style:parent-style-name="Policepardéfaut" style:family="text">
      <style:text-properties style:font-name="Times" style:font-name-complex="Times" fo:color="#000000"/>
    </style:style>
    <style:style style:name="P66" style:parent-style-name="NormalWeb" style:family="paragraph">
      <style:paragraph-properties fo:margin-top="0in"/>
    </style:style>
    <style:style style:name="T67" style:parent-style-name="Policepardéfaut" style:family="text">
      <style:text-properties style:font-name="Times" style:font-name-complex="Times" fo:color="#000000"/>
    </style:style>
    <style:style style:name="T68" style:parent-style-name="Policepardéfaut" style:family="text">
      <style:text-properties style:font-name="Times" style:font-name-complex="Times" fo:color="#000000"/>
    </style:style>
    <style:style style:name="P69" style:parent-style-name="NormalWeb" style:family="paragraph">
      <style:paragraph-properties fo:margin-top="0in"/>
    </style:style>
    <style:style style:name="T70" style:parent-style-name="Policepardéfaut" style:family="text">
      <style:text-properties style:font-name="Times" style:font-name-complex="Times" fo:color="#000000"/>
    </style:style>
    <style:style style:name="P71" style:parent-style-name="NormalWeb" style:family="paragraph">
      <style:paragraph-properties fo:margin-top="0in"/>
    </style:style>
    <style:style style:name="T72" style:parent-style-name="Policepardéfaut" style:family="text">
      <style:text-properties style:font-name="Times" style:font-name-complex="Times" fo:font-weight="bold" style:font-weight-asian="bold" style:font-weight-complex="bold" fo:color="#000000"/>
    </style:style>
    <style:style style:name="T73" style:parent-style-name="Policepardéfaut" style:family="text">
      <style:text-properties style:font-name="Times" style:font-name-complex="Times" fo:color="#000000"/>
    </style:style>
    <style:style style:name="P74" style:parent-style-name="NormalWeb" style:family="paragraph">
      <style:paragraph-properties fo:margin-top="0in"/>
    </style:style>
    <style:style style:name="T75" style:parent-style-name="Policepardéfaut" style:family="text">
      <style:text-properties style:font-name="Times" style:font-name-complex="Times" fo:color="#000000"/>
    </style:style>
    <style:style style:name="P76" style:parent-style-name="NormalWeb" style:family="paragraph">
      <style:paragraph-properties fo:margin-top="0in"/>
    </style:style>
    <style:style style:name="T77" style:parent-style-name="Policepardéfaut" style:family="text">
      <style:text-properties style:font-name="Times" style:font-name-complex="Times" fo:font-weight="bold" style:font-weight-asian="bold" style:font-weight-complex="bold" fo:color="#000000"/>
    </style:style>
    <style:style style:name="P78" style:parent-style-name="NormalWeb" style:family="paragraph">
      <style:paragraph-properties fo:margin-top="0in"/>
    </style:style>
    <style:style style:name="T79" style:parent-style-name="Policepardéfaut" style:family="text">
      <style:text-properties style:font-name="Times" style:font-name-complex="Times" fo:color="#000000"/>
    </style:style>
    <style:style style:name="P80" style:parent-style-name="NormalWeb" style:family="paragraph">
      <style:paragraph-properties fo:margin-top="0in"/>
    </style:style>
    <style:style style:name="T81" style:parent-style-name="Policepardéfaut" style:family="text">
      <style:text-properties style:font-name="Times" style:font-name-complex="Times" fo:font-weight="bold" style:font-weight-asian="bold" style:font-weight-complex="bold" fo:color="#000000"/>
    </style:style>
    <style:style style:name="T82" style:parent-style-name="Policepardéfaut" style:family="text">
      <style:text-properties style:font-name="Times" style:font-name-complex="Times" fo:color="#000000"/>
    </style:style>
    <style:style style:name="P83" style:parent-style-name="NormalWeb" style:family="paragraph">
      <style:paragraph-properties fo:margin-top="0in"/>
    </style:style>
    <style:style style:name="T84" style:parent-style-name="Policepardéfaut" style:family="text">
      <style:text-properties style:font-name="Times" style:font-name-complex="Times" fo:color="#000000"/>
    </style:style>
    <style:style style:name="P85" style:parent-style-name="NormalWeb" style:family="paragraph">
      <style:paragraph-properties fo:margin-top="0in"/>
    </style:style>
    <style:style style:name="T86" style:parent-style-name="Policepardéfaut" style:family="text">
      <style:text-properties style:font-name="Cambria Math" style:font-name-complex="Cambria Math" fo:color="#000000"/>
    </style:style>
    <style:style style:name="T87" style:parent-style-name="Policepardéfaut" style:family="text">
      <style:text-properties style:font-name="Times" style:font-name-complex="Times" fo:color="#000000"/>
    </style:style>
    <style:style style:name="P88" style:parent-style-name="NormalWeb" style:family="paragraph">
      <style:paragraph-properties fo:margin-top="0in"/>
    </style:style>
    <style:style style:name="T89" style:parent-style-name="Policepardéfaut" style:family="text">
      <style:text-properties style:font-name="Times" style:font-name-complex="Times" fo:color="#000000"/>
    </style:style>
    <style:style style:name="P90" style:parent-style-name="NormalWeb" style:family="paragraph">
      <style:paragraph-properties fo:margin-top="0in"/>
    </style:style>
    <style:style style:name="T91" style:parent-style-name="Policepardéfaut" style:family="text">
      <style:text-properties style:font-name="Times" style:font-name-complex="Times" fo:font-weight="bold" style:font-weight-asian="bold" style:font-weight-complex="bold" fo:color="#000000"/>
    </style:style>
    <style:style style:name="T92" style:parent-style-name="Policepardéfaut" style:family="text">
      <style:text-properties style:font-name="Times" style:font-name-complex="Times" fo:color="#000000"/>
    </style:style>
    <style:style style:name="P93" style:parent-style-name="NormalWeb" style:family="paragraph">
      <style:paragraph-properties fo:margin-top="0in"/>
    </style:style>
    <style:style style:name="T94" style:parent-style-name="Policepardéfaut" style:family="text">
      <style:text-properties style:font-name="Times" style:font-name-complex="Times" fo:color="#000000"/>
    </style:style>
    <style:style style:name="P95" style:parent-style-name="NormalWeb" style:family="paragraph">
      <style:paragraph-properties fo:margin-top="0in"/>
    </style:style>
    <style:style style:name="T96" style:parent-style-name="Policepardéfaut" style:family="text">
      <style:text-properties style:font-name="Cambria Math" style:font-name-complex="Cambria Math" fo:color="#000000"/>
    </style:style>
    <style:style style:name="T97" style:parent-style-name="Policepardéfaut" style:family="text">
      <style:text-properties style:font-name="Times" style:font-name-complex="Times" fo:color="#000000"/>
    </style:style>
    <style:style style:name="T98" style:parent-style-name="Policepardéfaut" style:family="text">
      <style:text-properties style:font-name="Times" style:font-name-complex="Times" fo:color="#000000"/>
    </style:style>
    <style:style style:name="T99" style:parent-style-name="Policepardéfaut" style:family="text">
      <style:text-properties style:font-name="Times" style:font-name-complex="Times" fo:color="#000000"/>
    </style:style>
    <style:style style:name="P100" style:parent-style-name="NormalWeb" style:family="paragraph">
      <style:paragraph-properties fo:margin-top="0in"/>
    </style:style>
    <style:style style:name="T101" style:parent-style-name="Policepardéfaut" style:family="text">
      <style:text-properties style:font-name="Times" style:font-name-complex="Times" fo:color="#000000"/>
    </style:style>
    <style:style style:name="P102" style:parent-style-name="NormalWeb" style:family="paragraph">
      <style:paragraph-properties fo:margin-top="0in"/>
      <style:text-properties style:font-name="Times" style:font-name-complex="Times" fo:font-weight="bold" style:font-weight-asian="bold" style:font-weight-complex="bold" fo:color="#000000"/>
    </style:style>
    <style:style style:name="P103" style:parent-style-name="NormalWeb" style:family="paragraph">
      <style:paragraph-properties fo:margin-top="0in"/>
    </style:style>
    <style:style style:name="T104" style:parent-style-name="Policepardéfaut" style:family="text">
      <style:text-properties style:font-name="Times" style:font-name-complex="Times" fo:color="#000000"/>
    </style:style>
    <style:style style:name="P105" style:parent-style-name="NormalWeb" style:family="paragraph">
      <style:paragraph-properties fo:margin-top="0in"/>
    </style:style>
    <style:style style:name="T106" style:parent-style-name="Policepardéfaut" style:family="text">
      <style:text-properties style:font-name="Cambria Math" style:font-name-complex="Cambria Math" fo:color="#000000"/>
    </style:style>
    <style:style style:name="T107" style:parent-style-name="Policepardéfaut" style:family="text">
      <style:text-properties style:font-name="Times" style:font-name-complex="Times" fo:color="#000000"/>
    </style:style>
    <style:style style:name="P108" style:parent-style-name="NormalWeb" style:family="paragraph">
      <style:paragraph-properties fo:margin-top="0in"/>
    </style:style>
    <style:style style:name="T109" style:parent-style-name="Policepardéfaut" style:family="text">
      <style:text-properties style:font-name="Times" style:font-name-complex="Times" fo:color="#000000"/>
    </style:style>
    <style:style style:name="P110" style:parent-style-name="NormalWeb" style:family="paragraph">
      <style:paragraph-properties fo:margin-top="0in"/>
    </style:style>
    <style:style style:name="T111" style:parent-style-name="Policepardéfaut" style:family="text">
      <style:text-properties style:font-name="Times" style:font-name-complex="Times" fo:font-weight="bold" style:font-weight-asian="bold" style:font-weight-complex="bold" fo:color="#000000"/>
    </style:style>
    <style:style style:name="T112" style:parent-style-name="Policepardéfaut" style:family="text">
      <style:text-properties style:font-name="Times" style:font-name-complex="Times" fo:color="#000000"/>
    </style:style>
    <style:style style:name="P113" style:parent-style-name="NormalWeb" style:family="paragraph">
      <style:paragraph-properties fo:margin-top="0in"/>
    </style:style>
    <style:style style:name="T114" style:parent-style-name="Policepardéfaut" style:family="text">
      <style:text-properties style:font-name="Times" style:font-name-complex="Times" fo:color="#000000"/>
    </style:style>
    <style:style style:name="T115" style:parent-style-name="Policepardéfaut" style:family="text">
      <style:text-properties style:font-name="Times" style:font-name-complex="Times" fo:color="#000000"/>
    </style:style>
    <style:style style:name="T116" style:parent-style-name="Policepardéfaut" style:family="text">
      <style:text-properties style:font-name="Times" style:font-name-complex="Times" fo:color="#000000"/>
    </style:style>
    <style:style style:name="P117" style:parent-style-name="NormalWeb" style:family="paragraph">
      <style:paragraph-properties fo:margin-top="0in"/>
    </style:style>
    <style:style style:name="T118" style:parent-style-name="Policepardéfaut" style:family="text">
      <style:text-properties style:font-name="Times" style:font-name-complex="Times" fo:font-weight="bold" style:font-weight-asian="bold" style:font-weight-complex="bold" fo:font-style="italic" style:font-style-asian="italic" style:font-style-complex="italic" fo:color="#000000"/>
    </style:style>
    <style:style style:name="T119" style:parent-style-name="Policepardéfaut" style:family="text">
      <style:text-properties style:font-name="Times" style:font-name-complex="Times" fo:color="#000000"/>
    </style:style>
    <style:style style:name="P120" style:parent-style-name="NormalWeb" style:family="paragraph">
      <style:paragraph-properties fo:margin-top="0in"/>
    </style:style>
    <style:style style:name="T121" style:parent-style-name="Policepardéfaut" style:family="text">
      <style:text-properties style:font-name="Times" style:font-name-complex="Times" fo:color="#000000"/>
    </style:style>
    <style:style style:name="T122" style:parent-style-name="Policepardéfaut" style:family="text">
      <style:text-properties style:font-name="Times" style:font-name-complex="Times" fo:color="#000000"/>
    </style:style>
    <style:style style:name="T123" style:parent-style-name="Policepardéfaut" style:family="text">
      <style:text-properties style:font-name="Times" style:font-name-complex="Times" fo:color="#000000"/>
    </style:style>
    <style:style style:name="P124" style:parent-style-name="NormalWeb" style:family="paragraph">
      <style:paragraph-properties fo:margin-top="0in"/>
    </style:style>
    <style:style style:name="T125" style:parent-style-name="Policepardéfaut" style:family="text">
      <style:text-properties style:font-name="Times" style:font-name-complex="Times" fo:font-style="italic" style:font-style-asian="italic" style:font-style-complex="italic" fo:color="#4472C4"/>
    </style:style>
    <style:style style:name="T126" style:parent-style-name="Policepardéfaut" style:family="text">
      <style:text-properties style:font-name="Times" style:font-name-complex="Times" fo:color="#000000"/>
    </style:style>
    <style:style style:name="T127" style:parent-style-name="Policepardéfaut" style:family="text">
      <style:text-properties style:font-name="Times" style:font-name-complex="Times" fo:color="#000000"/>
    </style:style>
    <style:style style:name="T128" style:parent-style-name="Policepardéfaut" style:family="text">
      <style:text-properties style:font-name="Times" style:font-name-complex="Times" fo:color="#000000"/>
    </style:style>
    <style:style style:name="T129" style:parent-style-name="Policepardéfaut" style:family="text">
      <style:text-properties style:font-name="Times" style:font-name-complex="Times" fo:color="#000000"/>
    </style:style>
    <style:style style:name="T130" style:parent-style-name="Policepardéfaut" style:family="text">
      <style:text-properties style:font-name="Times" style:font-name-complex="Times" fo:color="#000000"/>
    </style:style>
    <style:style style:name="P131" style:parent-style-name="NormalWeb" style:family="paragraph">
      <style:paragraph-properties fo:text-align="justify" fo:margin-top="0in"/>
    </style:style>
    <style:style style:name="T132" style:parent-style-name="Policepardéfaut" style:family="text">
      <style:text-properties style:font-name="Times" style:font-name-complex="Times" fo:color="#000000"/>
    </style:style>
    <style:style style:name="P133" style:parent-style-name="NormalWeb" style:family="paragraph">
      <style:paragraph-properties fo:margin-top="0in"/>
    </style:style>
    <style:style style:name="T134" style:parent-style-name="Policepardéfaut" style:family="text">
      <style:text-properties style:font-name="Times" style:font-name-complex="Times" fo:color="#000000" fo:font-size="9pt" style:font-size-asian="9pt" style:font-size-complex="9pt"/>
    </style:style>
    <style:style style:name="P135" style:parent-style-name="NormalWeb" style:family="paragraph">
      <style:paragraph-properties fo:margin-top="0in"/>
    </style:style>
    <style:style style:name="T136" style:parent-style-name="Policepardéfaut" style:family="text">
      <style:text-properties style:font-name="Times" style:font-name-complex="Times" fo:color="#000000"/>
    </style:style>
    <style:style style:name="P137" style:parent-style-name="NormalWeb" style:family="paragraph">
      <style:paragraph-properties fo:text-align="justify" fo:margin-top="0in"/>
    </style:style>
    <style:style style:name="T138" style:parent-style-name="Policepardéfaut" style:family="text">
      <style:text-properties style:font-name="Times" style:font-name-complex="Times" fo:color="#000000"/>
    </style:style>
    <style:style style:name="P139" style:parent-style-name="NormalWeb" style:family="paragraph">
      <style:paragraph-properties fo:text-align="justify" fo:margin-top="0in"/>
    </style:style>
    <style:style style:name="T140" style:parent-style-name="Policepardéfaut" style:family="text">
      <style:text-properties style:font-name="Times" style:font-name-complex="Times" fo:color="#000000"/>
    </style:style>
    <style:style style:name="P141" style:parent-style-name="NormalWeb" style:family="paragraph">
      <style:paragraph-properties fo:text-align="justify" fo:margin-top="0in"/>
    </style:style>
    <style:style style:name="T142" style:parent-style-name="Policepardéfaut" style:family="text">
      <style:text-properties style:font-name="Times" style:font-name-complex="Times" fo:color="#000000"/>
    </style:style>
  </office:automatic-styles>
  <office:body>
    <office:text text:use-soft-page-breaks="true">
      <text:p text:style-name="P1">Historique de l’Association Champigny Prévention</text:p>
      <text:p text:style-name="P2"><text:s/>L’équipe de Prévention Spécialisée intervient à Champigny sur Marne (Banlieue Parisienne) depuis 1978. Elle déploie ses moyens avec comme support le cadre associatif.</text:p>
      <text:p text:style-name="P3"><text:s/>L’« Association Champigny Prévention » existe depuis 1987. Elle est issue d’une association para-municipale : Loisirs- Culture-Jeunes</text:p>
      <text:p text:style-name="P4"/>
      <text:p text:style-name="P5"><text:span text:style-name="T6">Repères chronologiques</text:span><text:span text:style-name="T7"><text:s/>:</text:span></text:p>
      <text:p text:style-name="P8"/>
      <text:p text:style-name="P9">1961</text:p>
      <text:p text:style-name="P10"><text:span text:style-name="T11"><text:s/>Déclaration de l’Association Loisirs-Culture-Jeunes à l’initiative d’élus locaux. L’association est alors un outil intégré au Service Municipal de la Jeunesse (SMJ). Il a une vocation essentiellement éducative auprès des jeunes de Champigny.</text:span></text:p>
      <text:p text:style-name="P12">Janvier 1978<text:s/></text:p>
      <text:p text:style-name="P13"><text:span text:style-name="T14">Après une crise institutionnelle, un éducateur spécialisé est embauché en qualité d’animateur au Service Municipal de la Jeunesse. Deux objectifs lui sont assignés :</text:span></text:p>
      <text:p text:style-name="P15"><text:span text:style-name="T16"><text:s text:c="8"/>→ élaborer un projet pédagogique en direction des jeunes et des familles défavorisés</text:span></text:p>
      <text:p text:style-name="P17">des<text:s/>cités ;</text:p>
      <text:p text:style-name="P18"><text:span text:style-name="T19"><text:s text:c="2"/>→ trouver des financements.</text:span></text:p>
      <text:p text:style-name="P20">Septembre 1978</text:p>
      <text:p text:style-name="P21"><text:span text:style-name="T22"><text:s/>Déblocage d’une subvention de démarrage pour un projet de création de club de Prévention Spécialisée.</text:span></text:p>
      <text:p text:style-name="P23"><text:span text:style-name="T24">Une éducatrice (devenue Directrice par la suite) est embauchée par l’Association Loisirs- Culture-jeunes. Elle travaillera avec l’éducateur du S.M.J. sur un double objectif :</text:span></text:p>
      <text:p text:style-name="P25"><text:s text:c="8"/>→ mise en place d’un projet pédagogique ;<text:s/></text:p>
      <text:p text:style-name="P26"><text:span text:style-name="T27"><text:s text:c="8"/>→ étude et montage du dossier obligatoire avant l’implantation de toute l’équipe de</text:span></text:p>
      <text:p text:style-name="P28"><text:span text:style-name="T29">Prévention Spécialisée.</text:span></text:p>
      <text:p text:style-name="P30"><text:span text:style-name="T31">1979<text:s/></text:span></text:p>
      <text:p text:style-name="P32"><text:span text:style-name="T33">Obtention d’une subvention qui permet le financement de 3 postes éducatifs. En acceptant que l’association fonctionne réellement et soit entité vivante, la Municipalité reconnaît son travail. Les éducateurs présentent leur projet ainsi que le cadre d’intervention de la Prévention Spécialisée. Ce travail abouti sur une modification des statuts de l’Association désormais composé de deux commissions : Animation et Prévention.</text:span></text:p>
      <text:p text:style-name="P34"><text:span text:style-name="T35">4 Février 1980</text:span></text:p>
      <text:p text:style-name="P36"><text:s text:c="9"/>→ L’action du club de Prévention concerne 2 Quartiers.<text:s/></text:p>
      <text:p text:style-name="P37"><text:span text:style-name="T38"><text:s text:c="9"/>→ L’équipe passe de 3 à 7 postes (6 postes éducatifs et 1 poste de secrétariat).</text:span></text:p>
      <text:p text:style-name="P39"><text:span text:style-name="T40">1981<text:s/></text:span></text:p>
      <text:p text:style-name="P41"><text:span text:style-name="T42">Création du poste de directeur (1er éducateur embauché) et un poste de Chef de Service éducatif. L’équipe est désormais composée de 9 postes.</text:span></text:p>
      <text:p text:style-name="P43"/>
      <text:p text:style-name="P44"/>
      <text:soft-page-break/>
      <text:p text:style-name="P45"><text:span text:style-name="T46">Juin 1986</text:span><text:span text:style-name="T47"><text:s/></text:span></text:p>
      <text:p text:style-name="P48"><text:span text:style-name="T49">Départ du directeur. La Chef de Service est nommée directrice., la nouvelle directrice, est engagée le 1er septembre 1978. Elle quittera ses fonctions le 30 avril 2013, soit 35 ans plus tard. Période de changement institutionnelle au niveau national, avec mise en place de la décentralisation, et au niveau local, avec le départ du Directeur. La nouvelle Directrice propose à la « Commission Prévention » de concrétiser la reconnaissance de son fonctionnement spécifique par la création d’une association dédiée.</text:span></text:p>
      <text:p text:style-name="P50">20 Juillet 1987<text:s/></text:p>
      <text:p text:style-name="P51"><text:span text:style-name="T52">Déclaration de l’« Association Champigny Prévention », ayant pour objet : « Mener des actions de Prévention Spécialisée auprès des jeunes et des familles en difficulté ».</text:span></text:p>
      <text:p text:style-name="P53"><text:span text:style-name="T54">Septembre 1989</text:span><text:span text:style-name="T55"><text:s/></text:span></text:p>
      <text:p text:style-name="P56"><text:span text:style-name="T57">Suite à un audit financier et à une étude des besoins au niveau départemental, l’association est mandatée pour intervenir sur un 3ème Quartier. 3 nouveaux postes d’éducateurs sont crées.</text:span></text:p>
      <text:p text:style-name="P58"><text:span text:style-name="T59">En 1992</text:span><text:span text:style-name="T60"><text:s/></text:span></text:p>
      <text:p text:style-name="P61"><text:span text:style-name="T62">L’Association, en accord avec les instances départementales, décide de se désengager temporairement du quartier des Mordacs, suite à un risque d’instrumentalisation de l’équipe éducative. Elle s’investit sur un nouveau quartier à compter d’octobre 1992 : le plateau.</text:span></text:p>
      <text:p text:style-name="P63"><text:span text:style-name="T64">En Juillet 1996</text:span><text:span text:style-name="T65"><text:s/></text:span></text:p>
      <text:p text:style-name="P66"><text:span text:style-name="T67">Une éducatrice d ACP<text:s/></text:span><text:span text:style-name="T68"><text:s/>est embauchée en qualité de cheffe de service. Elle deviendra par la</text:span></text:p>
      <text:p text:style-name="P69"><text:span text:style-name="T70">suite directrice adjointe d’ACP. Elle quittera l’association en août 2015.</text:span></text:p>
      <text:p text:style-name="P71"><text:span text:style-name="T72">En Septembre 1997</text:span><text:span text:style-name="T73"><text:s/></text:span></text:p>
      <text:p text:style-name="P74"><text:span text:style-name="T75">Le Département charge l’Association d’intervenir dans la partie Canavéroise du Bois l’Abbé.</text:span></text:p>
      <text:p text:style-name="P76"><text:span text:style-name="T77">Juin 1999<text:s/></text:span></text:p>
      <text:p text:style-name="P78"><text:span text:style-name="T79">Création du Déjeun’Bar au Bois l’Abbé Organisé tous les 15 jours, le mercredi. Cet outil s’adresse aux jeunes suivis par les éducateurs sur le quartier ainsi que ceux exclus temporairement par les collèges Campinois. Une invitation est envoyée par mail aux partenaires qui participent au repas (mission locale, éducation nationale, relais santé jeunes,etc.).</text:span></text:p>
      <text:p text:style-name="P80"><text:span text:style-name="T81">Mai 2000</text:span><text:span text:style-name="T82"><text:s/></text:span></text:p>
      <text:p text:style-name="P83"><text:span text:style-name="T84">Ouverture de « la Palabre » aux Cités Jardins / Boullereaux</text:span></text:p>
      <text:p text:style-name="P85"><text:span text:style-name="T86">⇒</text:span><text:span text:style-name="T87"><text:s/>Lieu d’accueil où les jeunes sont sûrs de trouver des éducateurs à des temps fixes.</text:span></text:p>
      <text:p text:style-name="P88"><text:span text:style-name="T89">C’est un accueil collectif, sans support particulier où ont lieux des échanges avec les jeunes autour d’un café, thé, etc.). C’est aussi un lieu de préparation d’activités et de projets.</text:span></text:p>
      <text:p text:style-name="P90"><text:span text:style-name="T91">Mars 2006</text:span><text:span text:style-name="T92"><text:s/></text:span></text:p>
      <text:p text:style-name="P93"><text:span text:style-name="T94">Ouverture du Local « Parlez Zen » au Bois l’Abbé</text:span></text:p>
      <text:p text:style-name="P95"><text:span text:style-name="T96">⇒</text:span><text:span text:style-name="T97"><text:s/>Le projet initiale était centré autour du<text:s/></text:span><text:span text:style-name="T98">bien-être</text:span><text:span text:style-name="T99"><text:s/>du jeune. Des pièces ont été</text:span></text:p>
      <text:p text:style-name="P100"><text:span text:style-name="T101">aménagées en conséquence (coin coiffure, dressing avec des habits disponibles pour valoriser par l’image du jeune et préparer d’éventuels entretiens).</text:span></text:p>
      <text:p text:style-name="P102">Avril 2008</text:p>
      <text:p text:style-name="P103"><text:span text:style-name="T104"><text:s/>« L’Appart’T » ouvre ses portes sur le quartier du PLATEAU.</text:span></text:p>
      <text:p text:style-name="P105"><text:span text:style-name="T106">⇒</text:span><text:span text:style-name="T107"><text:s/>Appartement au Plateau qui devait servir de lieu d’accueil. N’étant plus utilisé par les</text:span></text:p>
      <text:soft-page-break/>
      <text:p text:style-name="P108"><text:span text:style-name="T109">éducateurs, le bail de l’appartement a été dénoncé courant 2015.</text:span></text:p>
      <text:p text:style-name="P110"><text:span text:style-name="T111">Mars 2014</text:span><text:span text:style-name="T112"><text:s/></text:span></text:p>
      <text:p text:style-name="P113"><text:span text:style-name="T114">Arrivée d’un nouveau directeur pour<text:s/></text:span><text:span text:style-name="T115">pallier</text:span><text:span text:style-name="T116"><text:s/>l’absence de l’ancienne directrice partie 2 ans plus tôt.</text:span></text:p>
      <text:p text:style-name="P117"><text:span text:style-name="T118">De mars 2014 à aujourd’hui</text:span><text:span text:style-name="T119"><text:s/></text:span></text:p>
      <text:p text:style-name="P120"><text:span text:style-name="T121">Une profonde réorganisation du service est engagée à l’initiative du conseil d’administration et du nouveau directeur. L’objectif affiché étant de redonner ses lettres de noblesse à l’action de l’association sur le territoire. Action jugée,<text:s/></text:span><text:span text:style-name="T122">jusque-là</text:span><text:span text:style-name="T123">, en déclin depuis plusieurs années.</text:span></text:p>
      <text:p text:style-name="P124"><text:span text:style-name="T125">En constante évolution depuis sa création en 1987</text:span><text:span text:style-name="T126">, ACP a rencontré plusieurs périodes « difficiles » qui l’ont contraint à adapter sa stratégie d’intervention. Cela tient pour une part à la difficulté de la mission dans<text:s/></text:span><text:span text:style-name="T127">son</text:span><text:span text:style-name="T128"><text:s/>ensemble et<text:s/></text:span><text:span text:style-name="T129">au niveau important</text:span><text:span text:style-name="T130"><text:s/>des besoins sociaux sur le territoire. Pour ajouter aux difficultés, il est arrivé que la mission des « éducateurs de rue » soit incomprise, voire fantasmée, par certains partenaires.</text:span></text:p>
      <text:p text:style-name="P131"><text:span text:style-name="T132">Les conclusions des entretiens menés au cours de la présente évaluation, révèlent que les partenaires entendus n’ont pas toujours eu une bonne opinion de l ‘action de la prévention spécialisée à Champigny, jugeant que les résultats obtenus n’étaient pas toujours à la</text:span></text:p>
      <text:p text:style-name="P133"><text:span text:style-name="T134">Rapport Page 14</text:span></text:p>
      <text:p text:style-name="P135"><text:span text:style-name="T136">hauteur des attentes.</text:span></text:p>
      <text:p text:style-name="P137"><text:span text:style-name="T138">Ces mêmes partenaires interrogés font un autre constat depuis le changement de direction intervenu en mars 2014. Ils témoignent de nettes améliorations dans leurs relations. Les actions menées conjointement donnent satisfaction et les objectifs éducatifs convergent de nouveau. Des projets communs émergent...</text:span></text:p>
      <text:p text:style-name="P139"><text:span text:style-name="T140">ACP semble en passe de surmonter les difficultés qu’elle a pu rencontrer par le passé et souhaite inscrire son action dans un schéma de travail organisé, lisible et visible, en affichant comme force ses principes de développement basé sur la création du lien de confiance avec le jeune public Campinois le plus en difficulté, parmi les 12 - 25 ans.</text:span></text:p>
      <text:p text:style-name="P141"><text:span text:style-name="T142">La nature des besoins d’une part, et l’adaptation aux changements structurels et conjoncturels d’autre part, ont conduit la direction à intégrer l’action de l’association dans une stratégie de long terme, dynamique, centrée sur les besoins des usager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is_L_Abbée</meta:initial-creator>
    <dc:creator>Bois_L_Abbée</dc:creator>
    <meta:creation-date>2019-11-04T14:38:00Z</meta:creation-date>
    <dc:date>2019-11-04T15:01:00Z</dc:date>
    <meta:template xlink:href="Normal" xlink:type="simple"/>
    <meta:editing-cycles>1</meta:editing-cycles>
    <meta:editing-duration>PT1380S</meta:editing-duration>
    <meta:document-statistic meta:page-count="3" meta:paragraph-count="13" meta:word-count="1071" meta:character-count="6949" meta:row-count="49" meta:non-whitespace-character-count="5891"/>
  </office:meta>
</office:document-meta>
</file>